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3">Sun Oct 29, 2017 <text:span text:style-name="T1">6.75 miles</text:span> 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3"/>
      <text:p text:style-name="P1"><text:soft-page-break/>Sat Nov 4, 2017 <text:span text:style-name="T1">7.5 miles</text:span></text:p>
      <text:p text:style-name="P1">I warmed up with 1.5 miles that included about 10 short pickups. <text:s/></text:p>
      <text:p text:style-name="P1">Then I ran intervals on a long, straight, flat bike path. </text:p>
      <text:p text:style-name="P1">I ran 6 x ½ mile with a ¼ mile jog after each ½ mile. The jogs took about 3:30. <text:s/>The times for the ½ miles were: 3:56, 3:59, 3:57, 3:54, 3:53, 3:44</text:p>
      <text:p text:style-name="P1">I rested 2 minutes and ran 2 x 0.2 miles with a 0.3 mile jog between the 0.2 mile runs. <text:s/>The times for the 0.2 mile runs were 82.3s (6:51/mile) and 85.5s (7:07/mile). I warmed down with a 0.55 mile jog.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4T12:15:12.91</dc:date>
    <dc:creator>James Lombardi</dc:creator>
    <meta:editing-duration>PT5H42M24S</meta:editing-duration>
    <meta:editing-cycles>17</meta:editing-cycles>
    <meta:generator>OpenOffice/4.1.2$Win32 OpenOffice.org_project/412m3$Build-9782</meta:generator>
    <meta:document-statistic meta:table-count="0" meta:image-count="0" meta:object-count="0" meta:page-count="4" meta:paragraph-count="64" meta:word-count="924" meta:character-count="4388"/>
  </office:meta>
</office:document-meta>
</file>